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200%" fo:padding="0in" fo:border="non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in" fo:margin-bottom="0in" loext:contextual-spacing="false" fo:line-height="200%" fo:padding="0in" fo:border="none"/>
    </style:style>
    <style:style style:name="P3" style:family="paragraph" style:parent-style-name="Standard">
      <style:paragraph-properties fo:margin-top="0in" fo:margin-bottom="0in" loext:contextual-spacing="false" fo:line-height="200%" fo:text-align="center" style:justify-single-word="false" fo:padding="0in" fo:border="none"/>
    </style:style>
    <style:style style:name="P4" style:family="paragraph" style:parent-style-name="Standard">
      <style:paragraph-properties fo:margin-top="0in" fo:margin-bottom="0in" loext:contextual-spacing="false" fo:line-height="100%" fo:text-align="end" style:justify-single-word="false" fo:padding="0in" fo:border="none">
        <style:tab-stops>
          <style:tab-stop style:position="3.25in" style:type="center"/>
          <style:tab-stop style:position="6.5in" style:type="right"/>
        </style:tab-stops>
      </style:paragraph-properties>
    </style:style>
    <style:style style:name="P5" style:family="paragraph" style:parent-style-name="Standard">
      <style:paragraph-properties fo:margin-top="0in" fo:margin-bottom="0in" loext:contextual-spacing="false" fo:line-height="100%" fo:padding="0in" fo:border="none">
        <style:tab-stops>
          <style:tab-stop style:position="3.25in" style:type="center"/>
          <style:tab-stop style:position="6.5in" style:type="right"/>
        </style:tab-stops>
      </style:paragraph-properties>
    </style:style>
    <style:style style:name="P6" style:family="paragraph" style:parent-style-name="Standard">
      <style:paragraph-properties fo:margin-top="0in" fo:margin-bottom="0in" loext:contextual-spacing="false" fo:line-height="200%" fo:text-align="center" style:justify-single-word="false" fo:break-before="page"/>
    </style:style>
    <style:style style:name="P7" style:family="paragraph" style:parent-style-name="Standard" style:master-page-name="Standard">
      <style:paragraph-properties fo:margin-top="0in" fo:margin-bottom="0in" loext:contextual-spacing="false" fo:line-height="200%" style:page-number="1" fo:padding="0in" fo:border="non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in" fo:margin-bottom="0.139in" loext:contextual-spacing="false" fo:padding="0in" fo:border="none"/>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139in" loext:contextual-spacing="false" fo:text-align="center" style:justify-single-word="false" fo:break-before="page" fo:padding="0in" fo:border="none"/>
    </style:style>
    <style:style style:name="P10" style:family="paragraph" style:parent-style-name="Standard">
      <style:paragraph-properties fo:margin-top="0in" fo:margin-bottom="0.139in" loext:contextual-spacing="false"/>
    </style:style>
    <style:style style:name="P11" style:family="paragraph" style:parent-style-name="Standard">
      <style:paragraph-properties fo:margin-left="0.5in" fo:margin-right="0in" fo:margin-top="0in" fo:margin-bottom="0in" loext:contextual-spacing="false" fo:line-height="200%" fo:text-indent="0.5in" style:auto-text-indent="false" fo:padding="0in" fo:border="none"/>
    </style:style>
    <style:style style:name="P12" style:family="paragraph" style:parent-style-name="Standard">
      <style:paragraph-properties fo:margin-left="0.5in" fo:margin-right="0in" fo:margin-top="0in" fo:margin-bottom="0in" loext:contextual-spacing="false" fo:line-height="200%" fo:text-indent="0.5in" style:auto-text-indent="false" fo:padding="0in" fo:border="none"/>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0.5in" fo:margin-right="0in" fo:margin-top="0in" fo:margin-bottom="0in" loext:contextual-spacing="false" fo:line-height="200%" fo:text-indent="-0.5in" style:auto-text-indent="false" fo:padding="0in" fo:border="non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style:font-name-asian="Times New Roman1" style:font-name-complex="Times New Roman1"/>
    </style:style>
    <style:style style:name="T3" style:family="text">
      <style:text-properties style:font-name="Times New Roman" fo:font-size="11pt" fo:font-weight="normal" style:font-name-asian="Times New Roman1" style:font-size-asian="11pt" style:font-weight-asian="normal" style:font-name-complex="Times New Roman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1"/>
      <text:p text:style-name="P1"/>
      <text:p text:style-name="P1"/>
      <text:p text:style-name="P3"><text:span text:style-name="T1">Performance Assessment 1</text:span></text:p>
      <text:p text:style-name="P3"><text:span text:style-name="T1">Reuben Perry</text:span></text:p>
      <text:p text:style-name="P3"><text:span text:style-name="T1">Ethical Situations in Business - EST1</text:span></text:p>
      <text:p text:style-name="P3"><text:span text:style-name="T1">Ms. Erica Ennis</text:span></text:p>
      <text:p text:style-name="P3"><text:span text:style-name="T1">17 July 2018</text:span></text:p>
      <text:p text:style-name="P1"/>
      <text:p text:style-name="P1"/>
      <text:p text:style-name="P1"/>
      <text:p text:style-name="P1"/>
      <text:p text:style-name="P8"/>
      <text:p text:style-name="P6"><text:span text:style-name="T1">Performance Assessment 1: Social Responsibility</text:span></text:p>
      <text:p text:style-name="P11"><text:span text:style-name="T1">In the provided scenario, Company Q has made questionable decisions to lead one to conclude that Company Q is not socially responsible. Some of these decisions include waiting years to offer a limited variety of health-conscious and organic products despite the customer requests, raising the price of the health items for a high profit, and denial to supply day-old products to the local food bank. Rather than assisting the local community, it is very apparent that company Q is more focused on profit and self-serving resolutions. Evidence shows that this company lacks integrity and could deter the trust of its stakeholders. Therefore, customers may become reluctant to shop at this grocery store and rather shop at another grocery store due to a lack of social responsibility. </text:span></text:p>
      <text:p text:style-name="P11"><text:span text:style-name="T1">A primary implication that Company Q lacks social responsibility is that they failed to meet the stakeholder request of supplying health-conscious and organic products in a timely manner. It’s apparent that the customers were requesting such products years prior to the supply meeting the demand. The customer should be viewed as a valued stakeholder of the company of which such a request should not have been delayed. Although Company Q is subsequently demonstrating minor effort to meet the requests of the customers, they only offer a very limited supply of highly requested products. Additionally, Company Q is selling the health products at high-profit margins rather than selling the products at a reasonable price. The lack of empathy for the stakeholder is an indisputable indication of a penniless attitude concerning social responsibility. </text:span></text:p>
      <text:p text:style-name="P11"><text:span text:style-name="T1"><text:s text:c="4"/>Another reason that Company Q demonstrates a lack of social responsibility is their skepticism in their employees. Therefore, they are reluctant to assist with the local community by donating day-old food to the food bank. It would be very beneficial for a company to donate such an item hence it can no longer make a profit. Although some employees may steal such food, the impact of the sales of the company will be minute. Ironically, Company Q could potentially use such donations as a tax write-off that would benefit the store and the stakeholders. For these reasons, the actions of Company Q may lead stakeholders to conclude that the company is greedy and has no interest in benefiting stakeholders nor the community. </text:span></text:p>
      <text:p text:style-name="P11"><text:span text:style-name="T1">There are many ways that Company Q could restore their attitude toward social responsibility. For starters, they can genuinely consider stakeholder requests, entrust the employees, selflessly give to the community, and hire an ethics officer. Company Q can demonstrate their concern for their stakeholder request by offering products in demand in a timely manner. Rather than waiting years to fulfill a request, they should meet the request within a matter of weeks or months. They can also offer suggestion boxes and surveys to find out the needs of the customers. Company Q needs to trust their employees. If an employee fails to meet the integrity requirements of the store, then termination of that employee will take place. However, it is not necessary for all employees to suffer due to a lack of trust. Additionally, when the employees feel trusted and safe, they may demonstrate a stronger work ethic and show pride in their job. Company Q needs to give back to the community. As mentioned before, it’s evident that this company doesn’t seem to care about the local community. They should offer day-old food to the local food bank as employee theft of such items is only a minor threat. Additionally, they can go above and beyond by volunteering at local organizations such as the animal shelter, parks, or even the food bank. Selflessly giving back to the community is one of the strongest ways of demonstrating social responsibility. Finally, a business ethics officer can hold great value to this company. This person will be primarily responsible for verifying good conduct and ethics are demonstrated throughout the company. This person can also be in charge of building quality relationships with local organizations to demonstrate strong social responsibility. </text:span></text:p>
      <text:p text:style-name="P11"><text:span text:style-name="T1"><text:s text:c="4"/>In conclusions, it’s evident that Company Q does not demonstrate social responsibility in many ways. There is much improvement that can be done by trusting their employees to hire an ethics officer. Unfortunately, companies such as these may have blind spots to various situations and may consider themselves to be very socially responsible. It isn’t until they realize they need change before they start seeking ways to improve themselves.</text:span></text:p>
      <text:p text:style-name="P11"><text:span text:style-name="T1"><text:s/></text:span></text:p>
      <text:p text:style-name="P12"/>
      <text:p text:style-name="P9"><text:span text:style-name="T1">Reference</text:span></text:p>
      <text:p text:style-name="P13"><text:bookmark text:name="_gjdgxs"/><text:span text:style-name="T1">Ferrell, O. C., Fraedrich, J., &amp; Ferrell, L. (2009). Business ethics: ethical decision making and cases. 7th edition. Boston, MA: Cengage Learning.</text:span></text:p>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none"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none"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end" style:justify-single-word="false" fo:padding="0in" fo:border="none">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in" loext:contextual-spacing="false" fo:line-height="100%" fo:padding="0in" fo:border="none">
        <style:tab-stops>
          <style:tab-stop style:position="3.25in" style:type="center"/>
          <style:tab-stop style:position="6.5in" style:type="right"/>
        </style:tab-stops>
      </style:paragraph-properties>
    </style:style>
    <style:style style:name="MP3" style:family="paragraph" style:parent-style-name="Standard">
      <style:paragraph-properties fo:margin-top="0in" fo:margin-bottom="0.139in" loext:contextual-spacing="false"/>
    </style:style>
    <style:style style:name="MT1" style:family="text">
      <style:text-properties style:font-name="Times New Roman" style:font-name-asian="Times New Roman1" style:font-name-complex="Times New Roman1"/>
    </style:style>
    <style:style style:name="MT2" style:family="text">
      <style:text-properties style:font-name="Times New Roman" fo:font-size="11pt" fo:font-weight="normal" style:font-name-asian="Times New Roman1" style:font-size-asian="11pt" style:font-weight-asian="normal" style:font-name-complex="Times New Roman1" style:font-size-complex="11pt"/>
    </style:style>
    <style:page-layout style:name="Mpm1">
      <style:page-layout-properties fo:page-width="8.5in" fo:page-height="11in" style:num-format="1" style:print-orientation="portrait" fo:margin-top="0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PERFORMANCE ASSESSMENT 1</text:span><text:span text:style-name="MT2"><text:tab/><text:tab/></text:span><text:span text:style-name="MT2"><text:page-number text:select-page="current">3</text:page-number></text:span></text:p>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15" meta:word-count="784" meta:character-count="4915" meta:non-whitespace-character-count="4131"/>
    <meta:generator>LibreOfficeDev/5.1.0.3$Linux_X86_64 LibreOffice_project/</meta:generator>
  </office:meta>
</office:document-meta>
</file>